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1E8000013A2000013A26CE5A2F3.svg" manifest:media-type="image/svg+xml"/>
  <manifest:file-entry manifest:full-path="Pictures/1000019F000013A2000013A26A03D573.svg" manifest:media-type="image/svg+xml"/>
  <manifest:file-entry manifest:full-path="Pictures/100000010000017C0000017C8585E565.png" manifest:media-type="image/png"/>
  <manifest:file-entry manifest:full-path="Pictures/100000010000017C0000017C0D9AA615.png" manifest:media-type="image/png"/>
  <manifest:file-entry manifest:full-path="Pictures/100001DC000013A2000013A2EA4792B5.svg" manifest:media-type="image/svg+xml"/>
  <manifest:file-entry manifest:full-path="Pictures/100000010000017C0000017CDD77562D.png" manifest:media-type="image/png"/>
  <manifest:file-entry manifest:full-path="Pictures/10000187000013A2000013A26E945263.svg" manifest:media-type="image/svg+xml"/>
  <manifest:file-entry manifest:full-path="Pictures/100000010000017C0000017C1C02AACE.png" manifest:media-type="image/png"/>
  <manifest:file-entry manifest:full-path="Pictures/100000010000017C0000017C327BD545.png" manifest:media-type="image/png"/>
  <manifest:file-entry manifest:full-path="Pictures/100000010000017C0000017C880E7F56.png" manifest:media-type="image/png"/>
  <manifest:file-entry manifest:full-path="Pictures/10000193000013A2000013A2FB8C39E5.svg" manifest:media-type="image/svg+xml"/>
  <manifest:file-entry manifest:full-path="Pictures/100000010000017C0000017CC0C30796.png" manifest:media-type="image/png"/>
  <manifest:file-entry manifest:full-path="Pictures/100001BD000013A2000013A26E4DB767.svg" manifest:media-type="image/svg+xml"/>
  <manifest:file-entry manifest:full-path="Pictures/100000010000017C0000017C2F9108E4.png" manifest:media-type="image/png"/>
  <manifest:file-entry manifest:full-path="Pictures/100001AB000013A2000013A29B5540B9.svg" manifest:media-type="image/svg+xml"/>
  <manifest:file-entry manifest:full-path="Pictures/100000010000017C0000017C0932D5A9.png" manifest:media-type="image/png"/>
  <manifest:file-entry manifest:full-path="Pictures/100000010000017C0000017C36BAE978.png" manifest:media-type="image/png"/>
  <manifest:file-entry manifest:full-path="Pictures/1000019F000013A2000013A2942680F1.svg" manifest:media-type="image/svg+xml"/>
  <manifest:file-entry manifest:full-path="Pictures/10000199000013A2000013A2C71D9041.svg" manifest:media-type="image/svg+xml"/>
  <manifest:file-entry manifest:full-path="Pictures/10000187000013A2000013A2D983DDA6.svg" manifest:media-type="image/svg+xml"/>
  <manifest:file-entry manifest:full-path="Pictures/1000019F000013A2000013A2C95F1413.svg" manifest:media-type="image/svg+xml"/>
  <manifest:file-entry manifest:full-path="Pictures/100000010000017C0000017CF5C031DE.png" manifest:media-type="image/png"/>
  <manifest:file-entry manifest:full-path="Pictures/100000010000017C0000017C48E85760.png" manifest:media-type="image/png"/>
  <manifest:file-entry manifest:full-path="Pictures/10000187000013A2000013A25A94502E.svg" manifest:media-type="image/svg+xml"/>
  <manifest:file-entry manifest:full-path="Pictures/10000187000013A2000013A2AF2C2D62.svg" manifest:media-type="image/svg+xml"/>
  <manifest:file-entry manifest:full-path="Pictures/100000010000017C0000017C5876462E.png" manifest:media-type="image/png"/>
  <manifest:file-entry manifest:full-path="Pictures/100001B1000013A2000013A244349D8E.svg" manifest:media-type="image/svg+xml"/>
  <manifest:file-entry manifest:full-path="Pictures/100000010000017C0000017CBD32B7FD.png" manifest:media-type="image/png"/>
  <manifest:file-entry manifest:full-path="Pictures/100000010000017C0000017C17210B9E.png" manifest:media-type="image/png"/>
  <manifest:file-entry manifest:full-path="Pictures/100001AB000013A2000013A25269C97B.svg" manifest:media-type="image/svg+xml"/>
  <manifest:file-entry manifest:full-path="Pictures/100001B1000013A2000013A2FF9E83E8.svg" manifest:media-type="image/svg+xml"/>
  <manifest:file-entry manifest:full-path="Pictures/10000199000013A2000013A2F9C90ABE.svg" manifest:media-type="image/svg+xml"/>
  <manifest:file-entry manifest:full-path="Pictures/100000010000017C0000017CC262A4C8.png" manifest:media-type="image/png"/>
  <manifest:file-entry manifest:full-path="Pictures/100000010000017C0000017CD619DA47.png" manifest:media-type="image/png"/>
  <manifest:file-entry manifest:full-path="Pictures/100001B1000013A2000013A2DF379CD6.svg" manifest:media-type="image/svg+xml"/>
  <manifest:file-entry manifest:full-path="Pictures/100000010000017C0000017C8E14E890.png" manifest:media-type="image/png"/>
  <manifest:file-entry manifest:full-path="Pictures/100000010000017C0000017C4A315E93.png" manifest:media-type="image/png"/>
  <manifest:file-entry manifest:full-path="Pictures/100001AB000013A2000013A2BA1B6C01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protect="size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61cm" fo:margin-right="0.161cm" fo:margin-top="0.161cm" fo:margin-bottom="0.161cm" style:protect="siz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raz20" text:anchor-type="page" text:anchor-page-number="1" svg:x="15.401cm" svg:y="21.802cm" svg:width="5.025cm" svg:height="5.025cm" draw:z-index="19">
        <draw:image xlink:href="Pictures/10000187000013A2000013A2AF2C2D62.svg" xlink:type="simple" xlink:show="embed" xlink:actuate="onLoad" draw:mime-type="image/svg+xml"/>
        <draw:image xlink:href="Pictures/100000010000017C0000017C36BAE978.png" xlink:type="simple" xlink:show="embed" xlink:actuate="onLoad" draw:mime-type="image/png"/>
      </draw:frame>
      <draw:frame draw:style-name="fr1" draw:name="Obraz19" text:anchor-type="page" text:anchor-page-number="1" svg:x="10.4cm" svg:y="21.8cm" svg:width="5.025cm" svg:height="5.025cm" draw:z-index="18">
        <draw:image xlink:href="Pictures/10000187000013A2000013A2D983DDA6.svg" xlink:type="simple" xlink:show="embed" xlink:actuate="onLoad" draw:mime-type="image/svg+xml"/>
        <draw:image xlink:href="Pictures/100000010000017C0000017C0932D5A9.png" xlink:type="simple" xlink:show="embed" xlink:actuate="onLoad" draw:mime-type="image/png"/>
      </draw:frame>
      <draw:frame draw:style-name="fr1" draw:name="Obraz18" text:anchor-type="page" text:anchor-page-number="1" svg:x="5.399cm" svg:y="21.8cm" svg:width="5.025cm" svg:height="5.025cm" draw:z-index="17">
        <draw:image xlink:href="Pictures/100001BD000013A2000013A26E4DB767.svg" xlink:type="simple" xlink:show="embed" xlink:actuate="onLoad" draw:mime-type="image/svg+xml"/>
        <draw:image xlink:href="Pictures/100000010000017C0000017C880E7F56.png" xlink:type="simple" xlink:show="embed" xlink:actuate="onLoad" draw:mime-type="image/png"/>
      </draw:frame>
      <draw:frame draw:style-name="fr1" draw:name="Obraz17" text:anchor-type="page" text:anchor-page-number="1" svg:x="0.4cm" svg:y="21.8cm" svg:width="5.025cm" svg:height="5.025cm" draw:z-index="16">
        <draw:image xlink:href="Pictures/100001B1000013A2000013A2FF9E83E8.svg" xlink:type="simple" xlink:show="embed" xlink:actuate="onLoad" draw:mime-type="image/svg+xml"/>
        <draw:image xlink:href="Pictures/100000010000017C0000017C2F9108E4.png" xlink:type="simple" xlink:show="embed" xlink:actuate="onLoad" draw:mime-type="image/png"/>
      </draw:frame>
      <draw:frame draw:style-name="fr1" draw:name="Obraz16" text:anchor-type="page" text:anchor-page-number="1" svg:x="15.401cm" svg:y="16.701cm" svg:width="5.025cm" svg:height="5.025cm" draw:z-index="15">
        <draw:image xlink:href="Pictures/10000187000013A2000013A25A94502E.svg" xlink:type="simple" xlink:show="embed" xlink:actuate="onLoad" draw:mime-type="image/svg+xml"/>
        <draw:image xlink:href="Pictures/100000010000017C0000017C48E85760.png" xlink:type="simple" xlink:show="embed" xlink:actuate="onLoad" draw:mime-type="image/png"/>
      </draw:frame>
      <draw:frame draw:style-name="fr1" draw:name="Obraz15" text:anchor-type="page" text:anchor-page-number="1" svg:x="10.4cm" svg:y="16.701cm" svg:width="5.025cm" svg:height="5.025cm" draw:z-index="14">
        <draw:image xlink:href="Pictures/10000193000013A2000013A2FB8C39E5.svg" xlink:type="simple" xlink:show="embed" xlink:actuate="onLoad" draw:mime-type="image/svg+xml"/>
        <draw:image xlink:href="Pictures/100000010000017C0000017C327BD545.png" xlink:type="simple" xlink:show="embed" xlink:actuate="onLoad" draw:mime-type="image/png"/>
      </draw:frame>
      <draw:frame draw:style-name="fr1" draw:name="Obraz14" text:anchor-type="page" text:anchor-page-number="1" svg:x="5.399cm" svg:y="16.701cm" svg:width="5.025cm" svg:height="5.025cm" draw:z-index="13">
        <draw:image xlink:href="Pictures/10000187000013A2000013A26E945263.svg" xlink:type="simple" xlink:show="embed" xlink:actuate="onLoad" draw:mime-type="image/svg+xml"/>
        <draw:image xlink:href="Pictures/100000010000017C0000017C5876462E.png" xlink:type="simple" xlink:show="embed" xlink:actuate="onLoad" draw:mime-type="image/png"/>
      </draw:frame>
      <draw:frame draw:style-name="fr1" draw:name="Obraz13" text:anchor-type="page" text:anchor-page-number="1" svg:x="0.4cm" svg:y="16.701cm" svg:width="5.025cm" svg:height="5.025cm" draw:z-index="12">
        <draw:image xlink:href="Pictures/10000199000013A2000013A2C71D9041.svg" xlink:type="simple" xlink:show="embed" xlink:actuate="onLoad" draw:mime-type="image/svg+xml"/>
        <draw:image xlink:href="Pictures/100000010000017C0000017CBD32B7FD.png" xlink:type="simple" xlink:show="embed" xlink:actuate="onLoad" draw:mime-type="image/png"/>
      </draw:frame>
      <draw:frame draw:style-name="fr1" draw:name="Obraz12" text:anchor-type="page" text:anchor-page-number="1" svg:x="15.401cm" svg:y="11.599cm" svg:width="5.025cm" svg:height="5.025cm" draw:z-index="11">
        <draw:image xlink:href="Pictures/1000019F000013A2000013A2C95F1413.svg" xlink:type="simple" xlink:show="embed" xlink:actuate="onLoad" draw:mime-type="image/svg+xml"/>
        <draw:image xlink:href="Pictures/100000010000017C0000017C8E14E890.png" xlink:type="simple" xlink:show="embed" xlink:actuate="onLoad" draw:mime-type="image/png"/>
      </draw:frame>
      <draw:frame draw:style-name="fr1" draw:name="Obraz11" text:anchor-type="page" text:anchor-page-number="1" svg:x="10.4cm" svg:y="11.599cm" svg:width="5.025cm" svg:height="5.025cm" draw:z-index="10">
        <draw:image xlink:href="Pictures/100001B1000013A2000013A244349D8E.svg" xlink:type="simple" xlink:show="embed" xlink:actuate="onLoad" draw:mime-type="image/svg+xml"/>
        <draw:image xlink:href="Pictures/100000010000017C0000017C17210B9E.png" xlink:type="simple" xlink:show="embed" xlink:actuate="onLoad" draw:mime-type="image/png"/>
      </draw:frame>
      <draw:frame draw:style-name="fr1" draw:name="Obraz10" text:anchor-type="page" text:anchor-page-number="1" svg:x="5.5cm" svg:y="11.599cm" svg:width="5.025cm" svg:height="5.025cm" draw:z-index="9">
        <draw:image xlink:href="Pictures/100001AB000013A2000013A29B5540B9.svg" xlink:type="simple" xlink:show="embed" xlink:actuate="onLoad" draw:mime-type="image/svg+xml"/>
        <draw:image xlink:href="Pictures/100000010000017C0000017C1C02AACE.png" xlink:type="simple" xlink:show="embed" xlink:actuate="onLoad" draw:mime-type="image/png"/>
      </draw:frame>
      <draw:frame draw:style-name="fr1" draw:name="Obraz9" text:anchor-type="page" text:anchor-page-number="1" svg:x="0.4cm" svg:y="11.599cm" svg:width="5.025cm" svg:height="5.025cm" draw:z-index="8">
        <draw:image xlink:href="Pictures/100001AB000013A2000013A25269C97B.svg" xlink:type="simple" xlink:show="embed" xlink:actuate="onLoad" draw:mime-type="image/svg+xml"/>
        <draw:image xlink:href="Pictures/100000010000017C0000017CD619DA47.png" xlink:type="simple" xlink:show="embed" xlink:actuate="onLoad" draw:mime-type="image/png"/>
      </draw:frame>
      <draw:frame draw:style-name="fr1" draw:name="Obraz8" text:anchor-type="page" text:anchor-page-number="1" svg:x="15.401cm" svg:y="6.5cm" svg:width="5.025cm" svg:height="5.025cm" draw:z-index="7">
        <draw:image xlink:href="Pictures/10000199000013A2000013A2F9C90ABE.svg" xlink:type="simple" xlink:show="embed" xlink:actuate="onLoad" draw:mime-type="image/svg+xml"/>
        <draw:image xlink:href="Pictures/100000010000017C0000017CC262A4C8.png" xlink:type="simple" xlink:show="embed" xlink:actuate="onLoad" draw:mime-type="image/png"/>
      </draw:frame>
      <draw:frame draw:style-name="fr1" draw:name="Obraz7" text:anchor-type="page" text:anchor-page-number="1" svg:x="10.4cm" svg:y="6.5cm" svg:width="5.025cm" svg:height="5.025cm" draw:z-index="6">
        <draw:image xlink:href="Pictures/100001B1000013A2000013A2DF379CD6.svg" xlink:type="simple" xlink:show="embed" xlink:actuate="onLoad" draw:mime-type="image/svg+xml"/>
        <draw:image xlink:href="Pictures/100000010000017C0000017C4A315E93.png" xlink:type="simple" xlink:show="embed" xlink:actuate="onLoad" draw:mime-type="image/png"/>
      </draw:frame>
      <draw:frame draw:style-name="fr1" draw:name="Obraz6" text:anchor-type="page" text:anchor-page-number="1" svg:x="5.399cm" svg:y="6.5cm" svg:width="5.025cm" svg:height="5.025cm" draw:z-index="5">
        <draw:image xlink:href="Pictures/100001AB000013A2000013A2BA1B6C01.svg" xlink:type="simple" xlink:show="embed" xlink:actuate="onLoad" draw:mime-type="image/svg+xml"/>
        <draw:image xlink:href="Pictures/100000010000017C0000017CDD77562D.png" xlink:type="simple" xlink:show="embed" xlink:actuate="onLoad" draw:mime-type="image/png"/>
      </draw:frame>
      <draw:frame draw:style-name="fr1" draw:name="Obraz5" text:anchor-type="page" text:anchor-page-number="1" svg:x="0.4cm" svg:y="6.5cm" svg:width="5.025cm" svg:height="5.025cm" draw:z-index="4">
        <draw:image xlink:href="Pictures/100001DC000013A2000013A2EA4792B5.svg" xlink:type="simple" xlink:show="embed" xlink:actuate="onLoad" draw:mime-type="image/svg+xml"/>
        <draw:image xlink:href="Pictures/100000010000017C0000017C0D9AA615.png" xlink:type="simple" xlink:show="embed" xlink:actuate="onLoad" draw:mime-type="image/png"/>
      </draw:frame>
      <draw:frame draw:style-name="fr1" draw:name="Obraz4" text:anchor-type="page" text:anchor-page-number="1" svg:x="10.4cm" svg:y="1.401cm" svg:width="5.001cm" svg:height="5.001cm" draw:z-index="3">
        <draw:image xlink:href="Pictures/100001DC000013A2000013A2EA4792B5.svg" xlink:type="simple" xlink:show="embed" xlink:actuate="onLoad" draw:mime-type="image/svg+xml"/>
        <draw:image xlink:href="Pictures/100000010000017C0000017C0D9AA615.png" xlink:type="simple" xlink:show="embed" xlink:actuate="onLoad" draw:mime-type="image/png"/>
      </draw:frame>
      <draw:frame draw:style-name="fr2" draw:name="Obraz3" text:anchor-type="page" text:anchor-page-number="1" svg:x="0.4cm" svg:y="1.401cm" svg:width="5.001cm" svg:height="5.001cm" draw:z-index="2">
        <draw:image xlink:href="Pictures/1000019F000013A2000013A26A03D573.svg" xlink:type="simple" xlink:show="embed" xlink:actuate="onLoad" draw:mime-type="image/svg+xml"/>
        <draw:image xlink:href="Pictures/100000010000017C0000017C8585E565.png" xlink:type="simple" xlink:show="embed" xlink:actuate="onLoad" draw:mime-type="image/png"/>
      </draw:frame>
      <draw:frame draw:style-name="fr3" draw:name="Obraz2" text:anchor-type="page" text:anchor-page-number="1" svg:x="15.401cm" svg:y="1.401cm" svg:width="5.001cm" svg:height="5.001cm" draw:z-index="1">
        <draw:image xlink:href="Pictures/1000019F000013A2000013A2942680F1.svg" xlink:type="simple" xlink:show="embed" xlink:actuate="onLoad" draw:mime-type="image/svg+xml"/>
        <draw:image xlink:href="Pictures/100000010000017C0000017CF5C031DE.png" xlink:type="simple" xlink:show="embed" xlink:actuate="onLoad" draw:mime-type="image/png"/>
      </draw:frame>
      <draw:frame draw:style-name="fr4" draw:name="Obraz1" text:anchor-type="page" text:anchor-page-number="1" svg:x="5.399cm" svg:y="1.401cm" svg:width="5.001cm" svg:height="5.001cm" draw:z-index="0">
        <draw:image xlink:href="Pictures/100001E8000013A2000013A26CE5A2F3.svg" xlink:type="simple" xlink:show="embed" xlink:actuate="onLoad" draw:mime-type="image/svg+xml"/>
        <draw:image xlink:href="Pictures/100000010000017C0000017CC0C30796.png" xlink:type="simple" xlink:show="embed" xlink:actuate="onLoad" draw:mime-type="image/png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eusz Pomianek</meta:initial-creator>
    <meta:creation-date>2026-03-16T14:07:49.634447322</meta:creation-date>
    <dc:date>2026-03-16T15:01:56.069619065</dc:date>
    <dc:creator>Mateusz Pomianek</dc:creator>
    <meta:editing-duration>PT42M18S</meta:editing-duration>
    <meta:editing-cycles>4</meta:editing-cycles>
    <meta:generator>LibreOffice/25.8.5.2$Linux_X86_64 LibreOffice_project/580$Build-2</meta:generator>
    <meta:printed-by>Pliki PDF: Mateusz Pomianek</meta:printed-by>
    <meta:print-date>2026-03-16T15:01:53.266881198</meta:print-date>
    <meta:document-statistic meta:table-count="0" meta:image-count="20" meta:object-count="0" meta:page-count="1" meta:paragraph-count="0" meta:word-count="0" meta:character-count="0" meta:non-whitespace-character-count="0"/>
  </office:meta>
</office:document-meta>
</file>